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d8d9" officeooo:paragraph-rsid="0018d8d9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6b752c"/>
    </style:style>
    <style:style style:name="P5" style:family="paragraph" style:parent-style-name="Text_20_body">
      <style:paragraph-properties fo:text-align="justify" style:justify-single-word="false"/>
      <style:text-properties officeooo:paragraph-rsid="00891b7a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2">
      <style:paragraph-properties fo:text-align="justify" style:justify-single-word="false"/>
    </style:style>
    <style:style style:name="P8" style:family="paragraph" style:parent-style-name="Heading_20_2">
      <style:paragraph-properties fo:text-align="justify" style:justify-single-word="false"/>
      <style:text-properties officeooo:rsid="004ff292" officeooo:paragraph-rsid="004ff292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1f6a6d" officeooo:paragraph-rsid="001f6a6d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2048af" officeooo:paragraph-rsid="002048af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rsid="0022b966" officeooo:paragraph-rsid="0022b966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234305" officeooo:paragraph-rsid="00234305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24ffc0" officeooo:paragraph-rsid="0024ffc0"/>
    </style:style>
    <style:style style:name="P14" style:family="paragraph" style:parent-style-name="Text_20_body" style:list-style-name="L2">
      <style:paragraph-properties fo:text-align="justify" style:justify-single-word="false"/>
      <style:text-properties officeooo:rsid="0024ffc0" officeooo:paragraph-rsid="0024ffc0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2af5b3" officeooo:paragraph-rsid="002af5b3"/>
    </style:style>
    <style:style style:name="P16" style:family="paragraph" style:parent-style-name="Text_20_body" style:list-style-name="L2">
      <style:paragraph-properties fo:text-align="justify" style:justify-single-word="false"/>
      <style:text-properties officeooo:rsid="0026e81b" officeooo:paragraph-rsid="0026e81b"/>
    </style:style>
    <style:style style:name="P17" style:family="paragraph" style:parent-style-name="Text_20_body" style:list-style-name="L2">
      <style:paragraph-properties fo:text-align="justify" style:justify-single-word="false"/>
      <style:text-properties officeooo:rsid="002893aa" officeooo:paragraph-rsid="002893aa"/>
    </style:style>
    <style:style style:name="P18" style:family="paragraph" style:parent-style-name="Text_20_body" style:list-style-name="L2">
      <style:paragraph-properties fo:text-align="justify" style:justify-single-word="false"/>
      <style:text-properties officeooo:rsid="0028cc75" officeooo:paragraph-rsid="0028cc75"/>
    </style:style>
    <style:style style:name="P19" style:family="paragraph" style:parent-style-name="Text_20_body" style:list-style-name="L2">
      <style:paragraph-properties fo:text-align="justify" style:justify-single-word="false"/>
      <style:text-properties officeooo:rsid="00296589" officeooo:paragraph-rsid="00296589"/>
    </style:style>
    <style:style style:name="P20" style:family="paragraph" style:parent-style-name="Text_20_body" style:list-style-name="L2">
      <style:paragraph-properties fo:text-align="justify" style:justify-single-word="false"/>
      <style:text-properties officeooo:rsid="002bee97" officeooo:paragraph-rsid="002bee97"/>
    </style:style>
    <style:style style:name="P21" style:family="paragraph" style:parent-style-name="Text_20_body" style:list-style-name="L3">
      <style:paragraph-properties fo:text-align="justify" style:justify-single-word="false"/>
      <style:text-properties officeooo:rsid="002df448" officeooo:paragraph-rsid="002df448"/>
    </style:style>
    <style:style style:name="P22" style:family="paragraph" style:parent-style-name="Text_20_body" style:list-style-name="L3">
      <style:paragraph-properties fo:text-align="justify" style:justify-single-word="false"/>
      <style:text-properties officeooo:rsid="002df448" officeooo:paragraph-rsid="00359bfd"/>
    </style:style>
    <style:style style:name="P23" style:family="paragraph" style:parent-style-name="Text_20_body" style:list-style-name="L3">
      <style:paragraph-properties fo:text-align="justify" style:justify-single-word="false"/>
      <style:text-properties officeooo:rsid="00322675" officeooo:paragraph-rsid="0034218a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rsid="00372abc" officeooo:paragraph-rsid="00372abc"/>
    </style:style>
    <style:style style:name="P25" style:family="paragraph" style:parent-style-name="Text_20_body" style:list-style-name="L4">
      <style:paragraph-properties fo:text-align="justify" style:justify-single-word="false"/>
      <style:text-properties officeooo:rsid="00396f20" officeooo:paragraph-rsid="00396f20"/>
    </style:style>
    <style:style style:name="P26" style:family="paragraph" style:parent-style-name="Text_20_body" style:list-style-name="L4">
      <style:paragraph-properties fo:text-align="justify" style:justify-single-word="false"/>
      <style:text-properties officeooo:rsid="003b1183" officeooo:paragraph-rsid="003b1183"/>
    </style:style>
    <style:style style:name="P27" style:family="paragraph" style:parent-style-name="Text_20_body" style:list-style-name="L4">
      <style:paragraph-properties fo:text-align="justify" style:justify-single-word="false"/>
      <style:text-properties officeooo:rsid="003df02f" officeooo:paragraph-rsid="003df02f"/>
    </style:style>
    <style:style style:name="P28" style:family="paragraph" style:parent-style-name="Text_20_body" style:list-style-name="L5">
      <style:paragraph-properties fo:text-align="justify" style:justify-single-word="false"/>
      <style:text-properties officeooo:rsid="0048612b" officeooo:paragraph-rsid="0048612b"/>
    </style:style>
    <style:style style:name="P29" style:family="paragraph" style:parent-style-name="Text_20_body" style:list-style-name="L5">
      <style:paragraph-properties fo:text-align="justify" style:justify-single-word="false"/>
      <style:text-properties officeooo:rsid="0048612b" officeooo:paragraph-rsid="004c07a2"/>
    </style:style>
    <style:style style:name="P30" style:family="paragraph" style:parent-style-name="Text_20_body" style:list-style-name="L5">
      <style:paragraph-properties fo:text-align="justify" style:justify-single-word="false"/>
      <style:text-properties officeooo:rsid="004ced4c" officeooo:paragraph-rsid="004ced4c"/>
    </style:style>
    <style:style style:name="P31" style:family="paragraph" style:parent-style-name="Text_20_body" style:list-style-name="L5">
      <style:paragraph-properties fo:text-align="justify" style:justify-single-word="false"/>
      <style:text-properties officeooo:rsid="004d7d44" officeooo:paragraph-rsid="004d7d44"/>
    </style:style>
    <style:style style:name="P32" style:family="paragraph" style:parent-style-name="Text_20_body" style:list-style-name="L6">
      <style:paragraph-properties fo:text-align="justify" style:justify-single-word="false"/>
      <style:text-properties officeooo:rsid="0067c769" officeooo:paragraph-rsid="006b752c"/>
    </style:style>
    <style:style style:name="P33" style:family="paragraph" style:parent-style-name="Text_20_body" style:list-style-name="L6">
      <style:paragraph-properties fo:text-align="justify" style:justify-single-word="false"/>
      <style:text-properties officeooo:rsid="006b752c" officeooo:paragraph-rsid="006b752c"/>
    </style:style>
    <style:style style:name="P34" style:family="paragraph" style:parent-style-name="Text_20_body" style:list-style-name="L6">
      <style:paragraph-properties fo:text-align="justify" style:justify-single-word="false"/>
      <style:text-properties officeooo:rsid="006d4f78" officeooo:paragraph-rsid="006d4f78"/>
    </style:style>
    <style:style style:name="P35" style:family="paragraph" style:parent-style-name="Text_20_body" style:list-style-name="L6">
      <style:paragraph-properties fo:text-align="justify" style:justify-single-word="false"/>
      <style:text-properties officeooo:rsid="006dd540" officeooo:paragraph-rsid="006dd540"/>
    </style:style>
    <style:style style:name="P36" style:family="paragraph" style:parent-style-name="Text_20_body" style:list-style-name="L6">
      <style:paragraph-properties fo:text-align="justify" style:justify-single-word="false"/>
      <style:text-properties officeooo:rsid="00709d0f" officeooo:paragraph-rsid="00709d0f"/>
    </style:style>
    <style:style style:name="P37" style:family="paragraph" style:parent-style-name="Text_20_body" style:list-style-name="L6">
      <style:paragraph-properties fo:text-align="justify" style:justify-single-word="false"/>
      <style:text-properties officeooo:rsid="007295ff" officeooo:paragraph-rsid="007295ff"/>
    </style:style>
    <style:style style:name="P38" style:family="paragraph" style:parent-style-name="Text_20_body" style:list-style-name="L7">
      <style:paragraph-properties fo:text-align="justify" style:justify-single-word="false"/>
      <style:text-properties officeooo:rsid="00501235" officeooo:paragraph-rsid="00501235"/>
    </style:style>
    <style:style style:name="P39" style:family="paragraph" style:parent-style-name="Text_20_body" style:list-style-name="L7">
      <style:paragraph-properties fo:text-align="justify" style:justify-single-word="false"/>
      <style:text-properties officeooo:rsid="00505fd7" officeooo:paragraph-rsid="0058ea08"/>
    </style:style>
    <style:style style:name="P40" style:family="paragraph" style:parent-style-name="Text_20_body" style:list-style-name="L7">
      <style:paragraph-properties fo:text-align="justify" style:justify-single-word="false"/>
      <style:text-properties officeooo:rsid="00544680" officeooo:paragraph-rsid="00544680"/>
    </style:style>
    <style:style style:name="P41" style:family="paragraph" style:parent-style-name="Text_20_body" style:list-style-name="L7">
      <style:paragraph-properties fo:text-align="justify" style:justify-single-word="false"/>
      <style:text-properties officeooo:rsid="0057570c" officeooo:paragraph-rsid="0057570c"/>
    </style:style>
    <style:style style:name="P42" style:family="paragraph" style:parent-style-name="Text_20_body" style:list-style-name="L8">
      <style:paragraph-properties fo:text-align="justify" style:justify-single-word="false"/>
      <style:text-properties officeooo:rsid="005a4a3e" officeooo:paragraph-rsid="005a4a3e"/>
    </style:style>
    <style:style style:name="P43" style:family="paragraph" style:parent-style-name="Text_20_body" style:list-style-name="L8">
      <style:paragraph-properties fo:text-align="justify" style:justify-single-word="false"/>
      <style:text-properties officeooo:rsid="005c459d" officeooo:paragraph-rsid="005c459d"/>
    </style:style>
    <style:style style:name="P44" style:family="paragraph" style:parent-style-name="Text_20_body" style:list-style-name="L9">
      <style:paragraph-properties fo:text-align="justify" style:justify-single-word="false"/>
      <style:text-properties officeooo:rsid="0079c8af" officeooo:paragraph-rsid="0079c8af"/>
    </style:style>
    <style:style style:name="P45" style:family="paragraph" style:parent-style-name="Text_20_body" style:list-style-name="L9">
      <style:paragraph-properties fo:text-align="justify" style:justify-single-word="false"/>
      <style:text-properties officeooo:rsid="007a83bd" officeooo:paragraph-rsid="007a83bd"/>
    </style:style>
    <style:style style:name="P46" style:family="paragraph" style:parent-style-name="Text_20_body" style:list-style-name="L9">
      <style:paragraph-properties fo:text-align="justify" style:justify-single-word="false"/>
      <style:text-properties officeooo:rsid="007c768f" officeooo:paragraph-rsid="007c768f"/>
    </style:style>
    <style:style style:name="P47" style:family="paragraph" style:parent-style-name="Text_20_body" style:list-style-name="L9">
      <style:paragraph-properties fo:text-align="justify" style:justify-single-word="false"/>
      <style:text-properties officeooo:rsid="007e13d4" officeooo:paragraph-rsid="007e13d4"/>
    </style:style>
    <style:style style:name="T1" style:family="text">
      <style:text-properties officeooo:rsid="0019f86c"/>
    </style:style>
    <style:style style:name="T2" style:family="text">
      <style:text-properties officeooo:rsid="001adb4d"/>
    </style:style>
    <style:style style:name="T3" style:family="text">
      <style:text-properties officeooo:rsid="001d89da"/>
    </style:style>
    <style:style style:name="T4" style:family="text">
      <style:text-properties officeooo:rsid="001dbe47"/>
    </style:style>
    <style:style style:name="T5" style:family="text">
      <style:text-properties officeooo:rsid="00218000"/>
    </style:style>
    <style:style style:name="T6" style:family="text">
      <style:text-properties officeooo:rsid="0022b966"/>
    </style:style>
    <style:style style:name="T7" style:family="text">
      <style:text-properties officeooo:rsid="0026e81b"/>
    </style:style>
    <style:style style:name="T8" style:family="text">
      <style:text-properties officeooo:rsid="00284dab"/>
    </style:style>
    <style:style style:name="T9" style:family="text">
      <style:text-properties officeooo:rsid="002fc3ff"/>
    </style:style>
    <style:style style:name="T10" style:family="text">
      <style:text-properties officeooo:rsid="00302f67"/>
    </style:style>
    <style:style style:name="T11" style:family="text">
      <style:text-properties officeooo:rsid="00322675"/>
    </style:style>
    <style:style style:name="T12" style:family="text">
      <style:text-properties officeooo:rsid="0034218a"/>
    </style:style>
    <style:style style:name="T13" style:family="text">
      <style:text-properties officeooo:rsid="00359bfd"/>
    </style:style>
    <style:style style:name="T14" style:family="text">
      <style:text-properties officeooo:rsid="003624ce"/>
    </style:style>
    <style:style style:name="T15" style:family="text">
      <style:text-properties officeooo:rsid="003ae2a3"/>
    </style:style>
    <style:style style:name="T16" style:family="text">
      <style:text-properties officeooo:rsid="003d8858"/>
    </style:style>
    <style:style style:name="T17" style:family="text">
      <style:text-properties officeooo:rsid="0040a6ff"/>
    </style:style>
    <style:style style:name="T18" style:family="text">
      <style:text-properties officeooo:rsid="0044b036"/>
    </style:style>
    <style:style style:name="T19" style:family="text">
      <style:text-properties officeooo:rsid="00469e6f"/>
    </style:style>
    <style:style style:name="T20" style:family="text">
      <style:text-properties officeooo:rsid="004754ca"/>
    </style:style>
    <style:style style:name="T21" style:family="text">
      <style:text-properties officeooo:rsid="0048612b"/>
    </style:style>
    <style:style style:name="T22" style:family="text">
      <style:text-properties officeooo:rsid="004a58bd"/>
    </style:style>
    <style:style style:name="T23" style:family="text">
      <style:text-properties officeooo:rsid="004d7d44"/>
    </style:style>
    <style:style style:name="T24" style:family="text">
      <style:text-properties officeooo:rsid="004df667"/>
    </style:style>
    <style:style style:name="T25" style:family="text">
      <style:text-properties officeooo:rsid="0051a050"/>
    </style:style>
    <style:style style:name="T26" style:family="text">
      <style:text-properties officeooo:rsid="0052ab37"/>
    </style:style>
    <style:style style:name="T27" style:family="text">
      <style:text-properties officeooo:rsid="00574a0f"/>
    </style:style>
    <style:style style:name="T28" style:family="text">
      <style:text-properties officeooo:rsid="00579b18"/>
    </style:style>
    <style:style style:name="T29" style:family="text">
      <style:text-properties officeooo:rsid="0058ea08"/>
    </style:style>
    <style:style style:name="T30" style:family="text">
      <style:text-properties officeooo:rsid="005d610e"/>
    </style:style>
    <style:style style:name="T31" style:family="text">
      <style:text-properties officeooo:rsid="005ee6d2"/>
    </style:style>
    <style:style style:name="T32" style:family="text">
      <style:text-properties officeooo:rsid="0061c33b"/>
    </style:style>
    <style:style style:name="T33" style:family="text">
      <style:text-properties officeooo:rsid="0066c173"/>
    </style:style>
    <style:style style:name="T34" style:family="text">
      <style:text-properties officeooo:rsid="0066fca7"/>
    </style:style>
    <style:style style:name="T35" style:family="text">
      <style:text-properties officeooo:rsid="006d2175"/>
    </style:style>
    <style:style style:name="T36" style:family="text">
      <style:text-properties officeooo:rsid="006dd540"/>
    </style:style>
    <style:style style:name="T37" style:family="text">
      <style:text-properties officeooo:rsid="006fa172"/>
    </style:style>
    <style:style style:name="T38" style:family="text">
      <style:text-properties officeooo:rsid="0073fe4a"/>
    </style:style>
    <style:style style:name="T39" style:family="text">
      <style:text-properties officeooo:rsid="00754683"/>
    </style:style>
    <style:style style:name="T40" style:family="text">
      <style:text-properties officeooo:rsid="007677ff"/>
    </style:style>
    <style:style style:name="T41" style:family="text">
      <style:text-properties officeooo:rsid="0079c8af"/>
    </style:style>
    <style:style style:name="T42" style:family="text">
      <style:text-properties officeooo:rsid="007c768f"/>
    </style:style>
    <style:style style:name="T43" style:family="text">
      <style:text-properties officeooo:rsid="007dcb48"/>
    </style:style>
    <style:style style:name="T44" style:family="text">
      <style:text-properties officeooo:rsid="007e13d4"/>
    </style:style>
    <style:style style:name="T45" style:family="text">
      <style:text-properties officeooo:rsid="007f5bf5"/>
    </style:style>
    <style:style style:name="T46" style:family="text">
      <style:text-properties officeooo:rsid="008028e0"/>
    </style:style>
    <style:style style:name="T47" style:family="text">
      <style:text-properties officeooo:rsid="0080a698"/>
    </style:style>
    <style:style style:name="T48" style:family="text">
      <style:text-properties officeooo:rsid="0082a24f"/>
    </style:style>
    <style:style style:name="T49" style:family="text">
      <style:text-properties officeooo:rsid="0083d574"/>
    </style:style>
    <style:style style:name="T50" style:family="text">
      <style:text-properties officeooo:rsid="00859ffa"/>
    </style:style>
    <style:style style:name="T51" style:family="text">
      <style:text-properties officeooo:rsid="00862dcc"/>
    </style:style>
    <style:style style:name="T52" style:family="text">
      <style:text-properties officeooo:rsid="00868d57"/>
    </style:style>
    <style:style style:name="T53" style:family="text">
      <style:text-properties officeooo:rsid="00891b7a"/>
    </style:style>
    <style:style style:name="T54" style:family="text">
      <style:text-properties officeooo:rsid="008ad195"/>
    </style:style>
    <style:style style:name="T5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Redis</text:h>
      <text:p text:style-name="P1"><text:tab/>É um <text:span text:style-name="T55">banco de dados NoSQL</text:span> em memória (RAM) baseado em chave valor mais recomendado para armazenar vários agrupamentos de dados sem muita estrutura e não recomendado para dados que precisam de uma estrutura mais robusta para armazenamento.</text:p>
      <text:p text:style-name="P1"><text:tab/><text:span text:style-name="T1">Usar memória para armazenar dados torna redis mais rápido que outros bancos, mas também mais volátil, já que caso o servidor precise ser reiniciado todos dados serão removidos da memória. Essa volatilidade faz com redis seja mais usado como cache </text:span><text:span text:style-name="T2">para armazenar </text:span><text:span text:style-name="T3">resultados de queries, cálculos, </text:span><text:span text:style-name="T4">dados que não mudam muito,</text:span><text:span text:style-name="T3"> etc…</text:span></text:p>
      <text:h text:style-name="P7" text:outline-level="2">Tipos de dados</text:h>
      <text:list text:style-name="L1">
        <text:list-item>
          <text:p text:style-name="P9">Strings: É o tipo mais básico, a maioria das informações é representada assim</text:p>
        </text:list-item>
        <text:list-item>
          <text:p text:style-name="P10">Lists: É uma linked list de strings <text:span text:style-name="T6">ordenadas.</text:span> <text:span text:style-name="T6">N</text:span><text:span text:style-name="T5">ormalmente usada para representar uma fila/pilha</text:span></text:p>
        </text:list-item>
        <text:list-item>
          <text:p text:style-name="P11">Sets: Conjunto de strings únicas e sem ordenação</text:p>
        </text:list-item>
        <text:list-item>
          <text:p text:style-name="P12">Sorted Sets: Um set, porém organizado seguindo uma lógica específica</text:p>
        </text:list-item>
        <text:list-item>
          <text:p text:style-name="P11">Hashes: Par de chave: valor, como um Map em Java. <text:span text:style-name="T17">É basicamente um par de chave valor dentro de outro, mas uma hash não pode conter outra hash.</text:span></text:p>
        </text:list-item>
        <text:list-item>
          <text:p text:style-name="P13">Streams: É uma lista, porém só é possível adicionar elementos (append-only) </text:p>
        </text:list-item>
      </text:list>
      <text:h text:style-name="P7" text:outline-level="2">Comandos básicos</text:h>
      <text:p text:style-name="P3"><text:tab/><text:span text:style-name="T11">Os comandos não usam ;, se ponto e vírgula forem usados ele será considerado como parte do comando</text:span></text:p>
      <text:list text:style-name="L2">
        <text:list-item>
          <text:p text:style-name="P14">SET &lt;<text:span text:style-name="T7">key&gt; &lt;value&gt;</text:span></text:p>
        </text:list-item>
        <text:list-item>
          <text:p text:style-name="P15">SETEX &lt;key&gt; &lt;tempo para expiração em segundos&gt; &lt;value&gt;</text:p>
        </text:list-item>
        <text:list-item>
          <text:p text:style-name="P14">GET &lt;<text:span text:style-name="T7">key&gt;</text:span>: Os dados são retornados como string <text:span text:style-name="T7">na maioria das vezes</text:span></text:p>
        </text:list-item>
        <text:list-item>
          <text:p text:style-name="P14">DEL &lt;<text:span text:style-name="T7">key&gt;</text:span></text:p>
        </text:list-item>
        <text:list-item>
          <text:p text:style-name="P16">EXISTS &lt;key&gt;: <text:span text:style-name="T8">Retorna 0 ou 1</text:span></text:p>
        </text:list-item>
        <text:list-item>
          <text:p text:style-name="P17">KEYS &lt;pattern&gt;: Retorna todas chaves que atendem a um padrão (chaves não valor)</text:p>
        </text:list-item>
        <text:list-item>
          <text:p text:style-name="P18">FLUSHALL: Remove tudo da memória</text:p>
        </text:list-item>
        <text:list-item>
          <text:p text:style-name="P19">EXPIRE &lt;key&gt; &lt;tempo em segundos&gt;: Faz com que uma key tenha uma validade de X segundos. O valor padrão é -2 (eterno)</text:p>
        </text:list-item>
        <text:list-item>
          <text:p text:style-name="P20">TTL &lt;key&gt;: Retorna o tempo até uma key expirar (segundos)</text:p>
        </text:list-item>
      </text:list>
      <text:h text:style-name="P2" text:outline-level="3">Lists</text:h>
      <text:p text:style-name="P3"><text:tab/><text:span text:style-name="T14">O L nos comandos é Left e sempre se refere ao início da lista e o R é de Right e se refere ao final da lista.</text:span></text:p>
      <text:list text:style-name="L3">
        <text:list-item>
          <text:p text:style-name="P21"><text:soft-page-break/>LPUSH &lt;key&gt; &lt;value&gt; &lt;valu<text:span text:style-name="T10">e</text:span>&gt;…: Adiciona um <text:span text:style-name="T10">ou mais valores </text:span>ao início (esquerda) da lista identificada pela &lt;<text:span text:style-name="T9">key&gt;</text:span></text:p>
        </text:list-item>
        <text:list-item>
          <text:p text:style-name="P23">LRANGE &lt;<text:span text:style-name="T12">key&gt; &lt; índice inicial&gt; &lt;índice final&gt;: Retorna os valores de uma lista do índice inicial ao índice final, os valores 0 e -1 retornam todos os valores da lista</text:span></text:p>
        </text:list-item>
        <text:list-item>
          <text:p text:style-name="P22"><text:span text:style-name="T13">R</text:span>PUSH &lt;key&gt; &lt;value&gt; &lt;valu<text:span text:style-name="T10">e</text:span>&gt;…: <text:span text:style-name="T13">Adiciona um elemento no final da lista (direita)</text:span></text:p>
        </text:list-item>
        <text:list-item>
          <text:p text:style-name="P24">LPOP &lt;key&gt; e RPOP &lt;key&gt;: Remove um elemento do início ou final da lista respectivamente</text:p>
        </text:list-item>
      </text:list>
      <text:h text:style-name="P2" text:outline-level="3">Set</text:h>
      <text:p text:style-name="P3"><text:tab/><text:span text:style-name="T16">Ao adicionar um elemento repetido nenhum erro será lançado, o comando apenas será ignorado</text:span></text:p>
      <text:list text:style-name="L4">
        <text:list-item>
          <text:p text:style-name="P25">SADD &lt;key&gt; &lt;unique value&gt; &lt;unique value&gt;...: <text:span text:style-name="T15">Adiciona um ou mais elementos a um SET, criando-o se a chave não existir</text:span></text:p>
        </text:list-item>
        <text:list-item>
          <text:p text:style-name="P26">SMEMBERS &lt;key&gt;: Retorna todos valores de um SET</text:p>
        </text:list-item>
        <text:list-item>
          <text:p text:style-name="P27">SREM &lt;key&gt; &lt;value&gt;: Remove um valor do SET</text:p>
        </text:list-item>
      </text:list>
      <text:h text:style-name="P2" text:outline-level="3">Hashes</text:h>
      <text:p text:style-name="P3"><text:tab/><text:span text:style-name="T18">É um tipo que representa um par chave valor, equivalente a um </text:span><text:span text:style-name="T19">map</text:span><text:span text:style-name="T18"> em Java. </text:span><text:span text:style-name="T24">A</text:span><text:span text:style-name="T18">caba sendo um par chave valor, dentro de um par chave valor. Hashes não supor</text:span><text:span text:style-name="T20">t</text:span><text:span text:style-name="T18">am nesting.</text:span></text:p>
      <text:list text:style-name="L5">
        <text:list-item>
          <text:p text:style-name="P28">Os comandos são os mesmos de sempre, porém com o prefixo H</text:p>
        </text:list-item>
        <text:list-item>
          <text:p text:style-name="P28">HSET &lt;<text:span text:style-name="T22">key&gt; &lt;hash key&gt; &lt;hash value&gt;</text:span></text:p>
        </text:list-item>
        <text:list-item>
          <text:p text:style-name="P29">HGET &lt;<text:span text:style-name="T22">key&gt; &lt;hash key&gt;</text:span></text:p>
        </text:list-item>
        <text:list-item>
          <text:p text:style-name="P30">HGETALL &lt;key&gt;: Retorna <text:span text:style-name="T23">os hashes</text:span> associados a key </text:p>
        </text:list-item>
        <text:list-item>
          <text:p text:style-name="P31">HDEL &lt;key&gt; ou <text:span text:style-name="T21">&lt;</text:span><text:span text:style-name="T22">key&gt; &lt;hash key&gt; &lt;hash value&gt;</text:span></text:p>
        </text:list-item>
        <text:list-item>
          <text:p text:style-name="P31">HEXISTS <text:span text:style-name="T21">&lt;</text:span><text:span text:style-name="T22">key&gt; &lt;hash key&gt; &lt;hash value&gt;</text:span></text:p>
        </text:list-item>
      </text:list>
      <text:h text:style-name="P2" text:outline-level="3">Scan</text:h>
      <text:p text:style-name="P4"><text:tab/><text:span text:style-name="T30">É uma forma de percorrer as Keys do redis de maneira paginada </text:span><text:span text:style-name="T38">e não bloqueante</text:span><text:span text:style-name="T30"> por meio de um cursor. </text:span><text:span text:style-name="T31">O </text:span><text:span text:style-name="T32">primeiro valor retornado é uma string indicando onde o cursor parou e um array</text:span><text:span text:style-name="T31"> </text:span><text:span text:style-name="T32">com </text:span><text:span text:style-name="T33">as keys retornadas</text:span><text:span text:style-name="T34">. </text:span></text:p>
      <text:list text:style-name="L6">
        <text:list-item>
          <text:p text:style-name="P32">A sintaxe é SCAN &lt;índice&gt; onde o índice é onde o cursor parou, iniciando em 0.</text:p>
        </text:list-item>
        <text:list-item>
          <text:p text:style-name="P33">Todos elementos foram percorridos quando o scan retorna <text:span text:style-name="T35">zero</text:span> elementos</text:p>
        </text:list-item>
        <text:list-item>
          <text:p text:style-name="P34">Em uma iteração podem ser retornados algumas dezenas de elementos quando a coleção de dados é grande e podem ser retornados todos elementos em uma coleção menor</text:p>
        </text:list-item>
        <text:list-item>
          <text:p text:style-name="P35">É possível <text:span text:style-name="T37">dar uma hint de</text:span> quantos elementos <text:span text:style-name="T37">devem ser</text:span> retornados com COUNT (o valor padrão é 10) e a sintaxe é SCAN &lt;índice&gt; COUNT &lt;quantidade a ser retornada&gt;</text:p>
        </text:list-item>
        <text:list-item>
          <text:p text:style-name="P36"><text:soft-page-break/>É possível usar MATCH &lt;expressão&gt; com SCAN, essa opção sempre vem antes de COUNT então a sintaxe é <text:span text:style-name="T36">SCAN &lt;índice&gt; </text:span>MATCH &lt;expressão&gt;<text:span text:style-name="T36"> COUNT &lt;quantidade a ser retornada&gt;</text:span></text:p>
        </text:list-item>
        <text:list-item>
          <text:p text:style-name="P37">Também existe a opção de usar TYPE &lt;tipo de dados&gt; para buscar apenas um tipo de dados. TYPE sempre aparece depois de COUNT</text:p>
        </text:list-item>
        <text:list-item>
          <text:p text:style-name="P37">Existem outras variações de SCAN para Hashes (HSCAN) e Sets (SSCAN)</text:p>
        </text:list-item>
      </text:list>
      <text:h text:style-name="P2" text:outline-level="3">Keys</text:h>
      <text:p text:style-name="P3"><text:tab/><text:span text:style-name="T39">Faz o mesmo que SCAN, porém é bloqueante e pode degradar a performance, esse comando só deve ser usado para debug e deve-se ter cuidado ao usá-lo em produção. A sintaxe é KEYS &lt;</text:span><text:span text:style-name="T40">expressão</text:span><text:span text:style-name="T39">&gt;.</text:span></text:p>
      <text:h text:style-name="P8" text:outline-level="2">Gerenciando dados (chaves) no redis</text:h>
      <text:h text:style-name="P2" text:outline-level="3">Regras gerais</text:h>
      <text:list text:style-name="L7">
        <text:list-item>
          <text:p text:style-name="P38">As chaves podem armazenar qualquer valor binário, desde uma string até o conteúdo de um arquivo</text:p>
        </text:list-item>
        <text:list-item>
          <text:p text:style-name="P39">Chaves grandes não são uma boa ideia já que elas consomem <text:span text:style-name="T25">muita</text:span> memória e sua busca no dataset é mais demorada. <text:span text:style-name="T26">Nesse caso é recomendo fazer hashing do valor, </text:span><text:span text:style-name="T29">sempre levando em conta que o</text:span><text:span text:style-name="T28"> tamanho máximo de uma key é 512mb</text:span></text:p>
        </text:list-item>
        <text:list-item>
          <text:p text:style-name="P40">Chaves muitos curtas não são necessárias, a diferença de custo da string u1000flw para a string user:1000:followers é baixa comparada ao custo de armazenamento da chave redis. <text:span text:style-name="T27">Então tentar encurtar valores antes de armazená-los pode ser mais custoso do que simplesmente armazená-los</text:span></text:p>
        </text:list-item>
        <text:list-item>
          <text:p text:style-name="P41">Tentar seguir um padrão para os dados, um padrão muito comum é usar : para separar keys que guardam mais de uma palavra (mais:de:uma:palavra)</text:p>
        </text:list-item>
      </text:list>
      <text:h text:style-name="P2" text:outline-level="3">Expiração de chaves</text:h>
      <text:list text:style-name="L8">
        <text:list-item>
          <text:p text:style-name="P42">É possível usar MS e S para definir o tempo</text:p>
        </text:list-item>
        <text:list-item>
          <text:p text:style-name="P42">O tempo para executar o ato de expirar uma key é sempre de 1ms</text:p>
        </text:list-item>
        <text:list-item>
          <text:p text:style-name="P43">Informações sobre a expiração de chaves é salva em disco, então se um servidor for desligado e ligado novamente e durante esse período uma chave expirar ela será removida quando o servidor iniciar.</text:p>
        </text:list-item>
      </text:list>
      <text:h text:style-name="P6" text:outline-level="1">Spring Data Redis</text:h>
      <text:p text:style-name="P3"><text:tab/><text:span text:style-name="T41">É uma abstração de redis que </text:span><text:span text:style-name="T45">fornece</text:span><text:span text:style-name="T41"> </text:span><text:span text:style-name="T45">várias features como</text:span><text:span text:style-name="T41">:</text:span></text:p>
      <text:list text:style-name="L9">
        <text:list-item>
          <text:p text:style-name="P44">Suporte a<text:span text:style-name="T47">s</text:span><text:span text:style-name="T46"> libs</text:span> Jedis <text:span text:style-name="T48">e</text:span> Lettuce</text:p>
        </text:list-item>
        <text:list-item>
          <text:p text:style-name="P45">Transformação de exceptions de driver para as exceções do Spring</text:p>
        </text:list-item>
        <text:list-item>
          <text:p text:style-name="P45">A classe RedisTemplate que fornece uma abstração para operações <text:span text:style-name="T42">do redis</text:span></text:p>
        </text:list-item>
        <text:list-item>
          <text:p text:style-name="P46"><text:soft-page-break/><text:span text:style-name="T43">Serialização</text:span> d<text:span text:style-name="T44">os</text:span> dados para Objetos, JSON, strings e XML</text:p>
        </text:list-item>
        <text:list-item>
          <text:p text:style-name="P47">Suporte a Spring cache</text:p>
        </text:list-item>
        <text:list-item>
          <text:p text:style-name="P47">Implementação de repositórios automática por meio da anotação @EnableRedisRepositories</text:p>
        </text:list-item>
      </text:list>
      <text:h text:style-name="P7" text:outline-level="2">Configurando a conexão</text:h>
      <text:p text:style-name="P3"><text:tab/><text:span text:style-name="T49">A</text:span><text:span text:style-name="T50">s</text:span><text:span text:style-name="T49"> conex</text:span><text:span text:style-name="T50">ões</text:span><text:span text:style-name="T49"> </text:span><text:span text:style-name="T50">são</text:span><text:span text:style-name="T49"> representada</text:span><text:span text:style-name="T50">s</text:span><text:span text:style-name="T49"> pel</text:span><text:span text:style-name="T51">as implementações</text:span><text:span text:style-name="T49"> da classe RedisConnection, que é instanciada pela</text:span><text:span text:style-name="T52">s implementações de</text:span><text:span text:style-name="T49"> RedisConnectionFactory </text:span><text:span text:style-name="T52">da lib que está sendo usada (LettuceConnectionFactory ou JedisConnectionFactory).</text:span></text:p>
      <text:p text:style-name="P5"><text:tab/><text:span text:style-name="T53">O jeito mais fácil de instanciar a conexão é criar um bean que instância uma implementação de </text:span><text:span text:style-name="T49">RedisConnectionFactory </text:span><text:span text:style-name="T53">em uma classe de configuração </text:span><text:span text:style-name="T54">como exemplificado aqui </text:span><text:a xlink:type="simple" xlink:href="https://docs.spring.io/spring-data/redis/docs/current/reference/html/#redis:connectors:lettuce" text:style-name="Internet_20_link" text:visited-style-name="Visited_20_Internet_20_Link"><text:span text:style-name="T54">https://docs.spring.io/spring-data/redis/docs/current/reference/html/#redis:connectors:lettuce</text:span></text:a><text:span text:style-name="T5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6T19:44:56.790000000</meta:creation-date>
    <dc:date>2023-08-06T17:09:06.225000000</dc:date>
    <meta:editing-duration>PT4H32M46S</meta:editing-duration>
    <meta:editing-cycles>106</meta:editing-cycles>
    <meta:generator>LibreOffice/7.5.1.2$Windows_X86_64 LibreOffice_project/fcbaee479e84c6cd81291587d2ee68cba099e129</meta:generator>
    <meta:document-statistic meta:table-count="0" meta:image-count="0" meta:object-count="0" meta:page-count="4" meta:paragraph-count="72" meta:word-count="1082" meta:character-count="6245" meta:non-whitespace-character-count="5269"/>
  </office:meta>
</office:document-meta>
</file>